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Tes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Burnett</meta:initial-creator>
    <meta:creation-date>2020-07-29T16:17:47.210743881</meta:creation-date>
    <dc:date>2020-07-29T16:18:17.354126614</dc:date>
    <dc:creator>Peter Burnett</dc:creator>
    <meta:editing-duration>PT31S</meta:editing-duration>
    <meta:editing-cycles>1</meta:editing-cycles>
    <meta:document-statistic meta:object-count="25"/>
    <meta:generator>LibreOffice/6.0.7.3$Linux_X86_64 LibreOffice_project/00m0$Build-3</meta:generator>
  </office:meta>
</office:document-meta>
</file>